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style:line-height-at-least="0.794cm" fo:orphans="2" fo:widows="2" fo:text-indent="0cm" style:auto-text-indent="false"/>
      <style:text-properties fo:font-variant="normal" fo:text-transform="none" fo:color="#000000" loext:opacity="100%" style:font-name="inherit" fo:font-size="18.75pt" fo:letter-spacing="normal" fo:font-style="normal" fo:font-weight="bold" loext:padding="0cm" loext:border="none"/>
    </style:style>
    <style:style style:name="P2" style:family="paragraph" style:parent-style-name="Standard">
      <style:paragraph-properties fo:margin-left="0cm" fo:margin-right="0cm" fo:margin-top="0cm" fo:margin-bottom="0cm" style:contextual-spacing="false" style:line-height-at-least="0.661cm" fo:orphans="2" fo:widows="2" fo:text-indent="0cm" style:auto-text-indent="false"/>
      <style:text-properties fo:font-variant="normal" fo:text-transform="none" fo:color="#000000" loext:opacity="100%" style:font-name="inherit" fo:font-size="12pt" fo:letter-spacing="normal" fo:font-style="normal" fo:font-weight="normal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661cm" fo:orphans="2" fo:widows="2" fo:text-indent="0cm" style:auto-text-indent="false" fo:padding="0cm" fo:border="none"/>
      <style:text-properties fo:font-variant="normal" fo:text-transform="none" fo:color="#000000" loext:opacity="100%" style:font-name="inherit" fo:font-size="12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.265cm" style:contextual-spacing="false" style:line-height-at-least="0.661cm" fo:orphans="2" fo:widows="2" fo:text-indent="0cm" style:auto-text-indent="false" fo:padding="0cm" fo:border="none"/>
      <style:text-properties fo:font-variant="normal" fo:text-transform="none" fo:color="#000000" loext:opacity="100%" style:font-name="inherit" fo:font-size="12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.265cm" style:contextual-spacing="false" style:line-height-at-least="0.661cm" fo:orphans="2" fo:widows="2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.265cm" style:contextual-spacing="false" style:line-height-at-least="0.661cm" fo:orphans="2" fo:widows="2" fo:text-indent="0cm" style:auto-text-indent="false" fo:padding="0cm" fo:border="none"/>
    </style:style>
    <style:style style:name="T1" style:family="text">
      <style:text-properties style:font-name="inherit" fo:font-size="12pt" fo:font-style="normal" fo:font-weight="normal"/>
    </style:style>
    <style:style style:name="T2" style:family="text">
      <style:text-properties fo:font-variant="normal" fo:text-transform="none" fo:color="#000000" loext:opacity="100%" style:font-name="inherit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loext:opacity="100%" style:font-name="inherit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4" style:family="text">
      <style:text-properties fo:font-variant="normal" fo:text-transform="none" fo:color="#009cf0" loext:opacity="100%" style:text-line-through-style="none" style:text-line-through-type="none" style:font-name="inherit" fo:font-size="12pt" fo:letter-spacing="normal" fo:font-style="normal" style:text-underline-style="none" fo:font-weight="normal" style:text-blinking="false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асположение</text:p>
      <text:p text:style-name="P2">Московская область, Балашиха</text:p>
      <text:p text:style-name="P3"><text:span text:style-name="T4">Показать карту</text:span></text:p>
      <text:p text:style-name="P1">Описание</text:p>
      <text:p text:style-name="P5">Компьютерный Мастер Балашиха. Установка Windows. Ремонт Компьютеров. Ремонт Ноутбуков. Выезд и Диагностика Бесплатно! Честная гарантия на работы</text:p>
      <text:p text:style-name="P5">Всем у кого сломался компьютер - обратите внимание! Компьютерная помощь в любое время и помощь вам в ремонте вашей компьютерной техники. Большой опыт Компьютерной помощи. Решение проблем любой сложности. Бесплатный выезд по Балашихе и пригородам. Если хотите - можете привезти технику в компьютерную мастерскую и при вас будет выявлена неисправность. Цены - невысокие и обсуждаемые. Все виды компьютерных услуг и компьютерного сервиса! Скидки для пенсионеров.</text:p>
      <text:p text:style-name="P6">✔️ <text:span text:style-name="T1">Длительная гарантия, так-как есть уверенность в силах и качестве работ. Звоните в любое время!</text:span></text:p>
      <text:p text:style-name="P6">✔️ <text:span text:style-name="T1">Ответственность и высокие моральные качества )</text:span></text:p>
      <text:p text:style-name="P6">✔️ <text:span text:style-name="T1">Бесплатная диагностика и Выезд. Консультации и Цены - по телефону.</text:span></text:p>
      <text:p text:style-name="P5">Возможна удаленная помощь по интернету через Team Viewer.</text:p>
      <text:p text:style-name="P5">Установка Windows в Балашихе на дому</text:p>
      <text:p text:style-name="P5">Удаление вирусов, лечение</text:p>
      <text:p text:style-name="P5">Установка антивируса (Касперский, Nod32, Доктор Веб)</text:p>
      <text:p text:style-name="P5">Установка программ (Microsoft Office, Word, Exel, skype) Установить офис.</text:p>
      <text:p text:style-name="P5">Обслуживание компьютеров в офисе</text:p>
      <text:p text:style-name="P5">Настройка компьютера, Настройка ноутбука</text:p>
      <text:p text:style-name="P5">Установка драйверов</text:p>
      <text:p text:style-name="P5">Ремонт компьютеров в Балашихе</text:p>
      <text:p text:style-name="P5">Ремонт ноутбука на дому</text:p>
      <text:p text:style-name="P5">Ремонт системного блока, ремонт ПК</text:p>
      <text:p text:style-name="P5">Ремонт стационарного компьютера, настольного компьютера.</text:p>
      <text:p text:style-name="P5">Ускорить ноутбук и компьютер. Апгрейд. Замена HDD на SSD.</text:p>
      <text:p text:style-name="P5"><text:soft-page-break/>Чистка системы охлаждения (если греется, перегревается, горячий)</text:p>
      <text:p text:style-name="P5">Замена термопасты процессора, видеокарты</text:p>
      <text:p text:style-name="P5">Чистка от пыли системы охлаждения</text:p>
      <text:p text:style-name="P5">Увеличить память, модернизация.</text:p>
      <text:p text:style-name="P5">Настройка сервера всех типов.</text:p>
      <text:p text:style-name="P5">Сборка компьютера на заказ. Собрать компьютер.</text:p>
      <text:p text:style-name="P7"/>
      <text:p text:style-name="P5">Тормозит, не включается, не загружается, синий экран смерти, черный экран, перезагружается, восстановление виндовс, переустановка системы, ремонт жесткого диска. восстановить данные из ноутбука. восстановить информацию из компьютера, заменить жесткий диск.</text:p>
      <text:p text:style-name="P7"/>
      <text:p text:style-name="P5">Установка принтера. Подключение МФУ. Сканера. Настройка сети в офисе. Общий доступ.</text:p>
      <text:p text:style-name="P5">Настроить интернет. Подключить вайфай. Нет интернета.</text:p>
      <text:p text:style-name="P5">Установка роутера и настройка роутера вайфай (wifi).</text:p>
      <text:p text:style-name="P7"/>
      <text:p text:style-name="P5">Настройка программ (R-Keeper, Ркипер, Банк-клиент, Крипто-Про, 1С Бухгалтерия, ЭЦП, Электронная цифровая подпись для участия в тендерах, Видеоредактор, Аудиоредактор, 3d max, vegas, illustrator, corel draw, photoshop, autocad, archicad, ableton, Avid Pro Tools, FL Studio, Cubase, Reaper)</text:p>
      <text:p text:style-name="P7"/>
      <text:p text:style-name="P5">Замена матрицы, экрана, дисплея, монитора, клавиатуры.</text:p>
      <text:p text:style-name="P5">Заменить разъём питания, переустановить windows, замена комплектующих. Компьютерная помощь на дому.</text:p>
      <text:p text:style-name="P7"/>
      <text:p text:style-name="P5">Диагностика компьютера, Диагностика ноутбука, Ремонтная мастерская, почистить компьютер, тормозит компьютер, тормозит ноутбук, отформатировать компьютер, оперативная система, Установка системы, На экране ничего нет, загрузить виндоус, ремонт процессора, починить <text:soft-page-break/>процессор, удалить вирус, устранение вирусов, наладка компьютера, наладить ноутбук, браузер не открывается интернет. программа зависает. лицензионная. переставить винду. перестановка винды.</text:p>
      <text:p text:style-name="P5">Удаленная поддержка по team viewer (тим вьювер), Удаленная помощь, Удаленная компьютерная помощь, Настройка дистанционного обучения, ворд, ексель, эксель. одноклассники, вконтакте, фейсбук, facebook, vkontakte, пароль.</text:p>
      <text:p text:style-name="P5">Недорого, прайс, цены, цена, стоимость. Возможна оплата по безналичному расчету. Оплата по безналу с чеком с закрывающими документами. выездной мастер, вызов мастера на дом.</text:p>
      <text:p text:style-name="P5">Дистанционное обучение в школе, Дистанционная работа, Организация удаленного доступа, Настройка удаленного офиса, Настройка удаленного доступа, Настройка удаленной работы офиса, Настройка удаленной работы сотрудников из дома, Настроить удаленный доступ.</text:p>
      <text:p text:style-name="P5">Ремонт компьютеров acer, ремонт материнской платы, замена блока питания, ремонт ноутбуков acer, ремонт моноблока acer. Мастер по компьютерам в Балашихе. Мастер по ноутбукам.</text:p>
      <text:p text:style-name="P5">Наш сервисный центр рад видеть вас и ваших друзей как для ремонта компьютерной техники, так и для бесплатных консультаций.</text:p>
      <text:p text:style-name="P5">Мы - небольшой компьютерный центр полного цикла с любыми возможностями по ремонту.</text:p>
      <text:p text:style-name="P5">Приходящий Системный администратор в офис, Программист, Айтишник, Компьютерщик, Компьютерный техник</text:p>
      <text:p text:style-name="P5">Срочный выезд по районам города Балашиха, Реутов, Салтыковка, Салтыковская, Железнодорожный, Никольское, Реутово, Кучино, Чёрное, Заря, Новокосино, Медвежьи Озёра.</text:p>
      <text:p text:style-name="P4">Выезд и Диагностика бесплатно в случае проведения работ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1T17:08:54.011000000</meta:creation-date>
    <dc:date>2023-01-01T17:10:04.176000000</dc:date>
    <meta:editing-duration>PT1M11S</meta:editing-duration>
    <meta:editing-cycles>1</meta:editing-cycles>
    <meta:document-statistic meta:table-count="0" meta:image-count="0" meta:object-count="0" meta:page-count="3" meta:paragraph-count="45" meta:word-count="538" meta:character-count="4329" meta:non-whitespace-character-count="3836"/>
    <meta:generator>LibreOffice/7.4.3.2$Windows_X86_64 LibreOffice_project/1048a8393ae2eeec98dff31b5c133c5f1d08b890</meta:generator>
  </office:meta>
</office:document-meta>
</file>